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4916" officeooo:paragraph-rsid="00044916"/>
    </style:style>
    <style:style style:name="P2" style:family="paragraph" style:parent-style-name="Standard">
      <style:text-properties officeooo:rsid="00044916" officeooo:paragraph-rsid="0005c5e1"/>
    </style:style>
    <style:style style:name="T1" style:family="text">
      <style:text-properties officeooo:rsid="000520aa"/>
    </style:style>
    <style:style style:name="T2" style:family="text">
      <style:text-properties officeooo:rsid="0005c5e1"/>
    </style:style>
    <style:style style:name="T3" style:family="text">
      <style:text-properties officeooo:rsid="0006d683"/>
    </style:style>
    <style:style style:name="T4" style:family="text">
      <style:text-properties officeooo:rsid="000803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Cases – Produktion von Einheiten in Städten</text:p>
      <text:p text:style-name="P1">-<text:tab/>GameCityItem steckt jede Runde Produktionspunkte in Einheit.</text:p>
      <text:p text:style-name="P1">-<text:tab/>GameUnitProductionController prüft jede Runde ob eine Einheit fertig ist</text:p>
      <text:p text:style-name="P1">-<text:tab/>Wenn ja prüft er ob die Einheit auch aufgestellt werden kann.<text:line-break/><text:tab/><text:span text:style-name="T3">Wenn Nein Meldung ausgeben! </text:span><text:span text:style-name="T4">Kann eigentlich nur eine eigene Einheit in der Stadt sein.</text:span></text:p>
      <text:p text:style-name="P1">-<text:tab/>Wenn ja läßt er die Einheit von der GameUnitItemFactory produzieren.</text:p>
      <text:p text:style-name="P2">-<text:tab/><text:span text:style-name="T2">Und läßt sie vom </text:span>CommandPlaceGameUnitOnMap <text:span text:style-name="T2">auf der Karte platziere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7:19:17.725000000</meta:creation-date>
    <dc:date>2021-09-08T18:25:52.937000000</dc:date>
    <meta:editing-duration>PT16M24S</meta:editing-duration>
    <meta:editing-cycles>4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6" meta:word-count="71" meta:character-count="473" meta:non-whitespace-character-count="406"/>
  </office:meta>
</office:document-meta>
</file>